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CE000000DB2552792B8339B935.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A9A3F090673A4B0C.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68baa3" officeooo:paragraph-rsid="035f2e6a"/>
    </style:style>
    <style:style style:name="P5" style:family="paragraph" style:parent-style-name="Standard">
      <style:text-properties officeooo:rsid="03708c17" officeooo:paragraph-rsid="03708c17"/>
    </style:style>
    <style:style style:name="P6" style:family="paragraph" style:parent-style-name="Standard">
      <style:text-properties officeooo:rsid="035e8481" officeooo:paragraph-rsid="037519eb"/>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Horizontal_20_Line">
      <style:text-properties officeooo:paragraph-rsid="03708c17"/>
    </style:style>
    <style:style style:name="P12" style:family="paragraph" style:parent-style-name="Horizontal_20_Line">
      <style:text-properties officeooo:rsid="035f2e6a"/>
    </style:style>
    <style:style style:name="P13" style:family="paragraph" style:parent-style-name="Text_20_body">
      <style:text-properties officeooo:rsid="038f6ea6" officeooo:paragraph-rsid="03708c17"/>
    </style:style>
    <style:style style:name="P14" style:family="paragraph" style:parent-style-name="Text_20_body">
      <style:text-properties officeooo:rsid="038d155d" officeooo:paragraph-rsid="03708c17"/>
    </style:style>
    <style:style style:name="P15" style:family="paragraph" style:parent-style-name="Text_20_body">
      <style:text-properties officeooo:rsid="038dd29c" officeooo:paragraph-rsid="03708c17"/>
    </style:style>
    <style:style style:name="P16" style:family="paragraph" style:parent-style-name="Text_20_body">
      <style:text-properties officeooo:paragraph-rsid="03708c17"/>
    </style:style>
    <style:style style:name="P17" style:family="paragraph" style:parent-style-name="Text_20_body">
      <style:text-properties officeooo:rsid="038dfe98" officeooo:paragraph-rsid="03708c17"/>
    </style:style>
    <style:style style:name="P18" style:family="paragraph" style:parent-style-name="Text_20_body">
      <style:text-properties officeooo:rsid="039569a8" officeooo:paragraph-rsid="03713fc2"/>
    </style:style>
    <style:style style:name="P19" style:family="paragraph" style:parent-style-name="Text_20_body">
      <style:text-properties officeooo:rsid="039549e1" officeooo:paragraph-rsid="03713fc2"/>
    </style:style>
    <style:style style:name="P20" style:family="paragraph" style:parent-style-name="Text_20_body">
      <style:text-properties officeooo:paragraph-rsid="03713fc2"/>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7519eb"/>
    </style:style>
    <style:style style:name="P22" style:family="paragraph" style:parent-style-name="Text_20_body">
      <style:paragraph-properties fo:margin-top="0cm" fo:margin-bottom="0cm" style:contextual-spacing="false"/>
      <style:text-properties officeooo:paragraph-rsid="037519e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text-properties officeooo:paragraph-rsid="0377154d"/>
    </style:style>
    <style:style style:name="P27" style:family="paragraph" style:parent-style-name="Heading_20_1">
      <style:paragraph-properties fo:margin-top="0cm" fo:margin-bottom="0cm" style:contextual-spacing="false"/>
      <style:text-properties officeooo:paragraph-rsid="03708c17"/>
    </style:style>
    <style:style style:name="P28" style:family="paragraph" style:parent-style-name="Heading_20_1">
      <style:paragraph-properties fo:margin-top="0cm" fo:margin-bottom="0cm" style:contextual-spacing="false"/>
      <style:text-properties officeooo:paragraph-rsid="0377154d"/>
    </style:style>
    <style:style style:name="P29" style:family="paragraph" style:parent-style-name="Heading_20_2">
      <style:text-properties officeooo:paragraph-rsid="03708c17"/>
    </style:style>
    <style:style style:name="P30" style:family="paragraph" style:parent-style-name="Heading_20_2">
      <style:text-properties officeooo:paragraph-rsid="03713fc2"/>
    </style:style>
    <style:style style:name="P31" style:family="paragraph" style:parent-style-name="Heading_20_2">
      <style:text-properties officeooo:paragraph-rsid="0377154d"/>
    </style:style>
    <style:style style:name="P32" style:family="paragraph" style:parent-style-name="Heading_20_3">
      <style:text-properties officeooo:paragraph-rsid="03713fc2"/>
    </style:style>
    <style:style style:name="P33" style:family="paragraph" style:parent-style-name="Heading_20_3">
      <style:text-properties officeooo:paragraph-rsid="0377154d"/>
    </style:style>
    <style:style style:name="P34" style:family="paragraph" style:parent-style-name="Horizontal_20_Line">
      <style:text-properties officeooo:rsid="035f2e6a" officeooo:paragraph-rsid="0377154d"/>
    </style:style>
    <style:style style:name="P35" style:family="paragraph" style:parent-style-name="Horizontal_20_Line">
      <style:text-properties officeooo:paragraph-rsid="0377154d"/>
    </style:style>
    <style:style style:name="P36" style:family="paragraph" style:parent-style-name="Standard">
      <style:text-properties officeooo:rsid="035e8481" officeooo:paragraph-rsid="0377154d"/>
    </style:style>
    <style:style style:name="P37" style:family="paragraph" style:parent-style-name="Standard">
      <style:text-properties officeooo:rsid="03708c17" officeooo:paragraph-rsid="0377154d"/>
    </style:style>
    <style:style style:name="P38" style:family="paragraph" style:parent-style-name="Standard">
      <style:text-properties officeooo:rsid="035f2e6a" officeooo:paragraph-rsid="0377154d"/>
    </style:style>
    <style:style style:name="P39" style:family="paragraph" style:parent-style-name="Standard">
      <style:text-properties officeooo:rsid="0368baa3" officeooo:paragraph-rsid="0377154d"/>
    </style:style>
    <style:style style:name="P40" style:family="paragraph" style:parent-style-name="Standard">
      <style:text-properties officeooo:paragraph-rsid="0377154d"/>
    </style:style>
    <style:style style:name="P41" style:family="paragraph" style:parent-style-name="Text_20_body">
      <style:text-properties officeooo:rsid="039569a8" officeooo:paragraph-rsid="0377154d"/>
    </style:style>
    <style:style style:name="P42" style:family="paragraph" style:parent-style-name="Text_20_body">
      <style:text-properties officeooo:rsid="038d155d" officeooo:paragraph-rsid="0377154d"/>
    </style:style>
    <style:style style:name="P43" style:family="paragraph" style:parent-style-name="Text_20_body">
      <style:text-properties officeooo:rsid="038f6ea6" officeooo:paragraph-rsid="0377154d"/>
    </style:style>
    <style:style style:name="P44" style:family="paragraph" style:parent-style-name="Text_20_body">
      <style:text-properties officeooo:rsid="038dd29c" officeooo:paragraph-rsid="0377154d"/>
    </style:style>
    <style:style style:name="P45" style:family="paragraph" style:parent-style-name="Text_20_body">
      <style:text-properties officeooo:rsid="038dfe98" officeooo:paragraph-rsid="0377154d"/>
    </style:style>
    <style:style style:name="P46" style:family="paragraph" style:parent-style-name="Text_20_body">
      <style:text-properties officeooo:rsid="0376db9d" officeooo:paragraph-rsid="0377154d"/>
    </style:style>
    <style:style style:name="P47" style:family="paragraph" style:parent-style-name="Text_20_body">
      <style:text-properties officeooo:rsid="039549e1" officeooo:paragraph-rsid="0377154d"/>
    </style:style>
    <style:style style:name="P48" style:family="paragraph" style:parent-style-name="Text_20_body">
      <style:text-properties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519eb"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2" style:family="text">
      <style:text-properties officeooo:rsid="03708c17"/>
    </style:style>
    <style:style style:name="T13" style:family="text">
      <style:text-properties officeooo:rsid="03905edc"/>
    </style:style>
    <style:style style:name="T14" style:family="text">
      <style:text-properties officeooo:rsid="038f6ea6"/>
    </style:style>
    <style:style style:name="T15" style:family="text">
      <style:text-properties officeooo:rsid="0393b1aa"/>
    </style:style>
    <style:style style:name="T16" style:family="text">
      <style:text-properties officeooo:rsid="039549e1"/>
    </style:style>
    <style:style style:name="T17" style:family="text">
      <style:text-properties officeooo:rsid="039569a8"/>
    </style:style>
    <style:style style:name="T18" style:family="text">
      <style:text-properties style:font-name="Liberation Serif"/>
    </style:style>
    <style:style style:name="T19" style:family="text">
      <style:text-properties style:font-name="Liberation Serif" officeooo:rsid="039549e1"/>
    </style:style>
    <style:style style:name="T20" style:family="text">
      <style:text-properties officeooo:rsid="039b30c9"/>
    </style:style>
    <style:style style:name="T21" style:family="text">
      <style:text-properties officeooo:rsid="037519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6"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21">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70_3727243811" text:style-name="Index_20_Link" text:visited-style-name="Index_20_Link">Relations tab - Group Panel<text:tab/>1</text:a></text:p>
          <text:p text:style-name="P9"><text:a xlink:type="simple" xlink:href="#__RefHeading___Toc656_2823488140" text:style-name="Index_20_Link" text:visited-style-name="Index_20_Link">Make Group<text:tab/>1</text:a></text:p>
          <text:p text:style-name="P9"><text:a xlink:type="simple" xlink:href="#__RefHeading___Toc658_2823488140" text:style-name="Index_20_Link" text:visited-style-name="Index_20_Link">Group Insert<text:tab/>2</text:a></text:p>
          <text:p text:style-name="P10"><text:a xlink:type="simple" xlink:href="#__RefHeading___Toc660_2823488140" text:style-name="Index_20_Link" text:visited-style-name="Index_20_Link">Usage<text:tab/>2</text:a></text:p>
          <text:p text:style-name="P9"><text:a xlink:type="simple" xlink:href="#__RefHeading___Toc410_2197869120" text:style-name="Index_20_Link" text:visited-style-name="Index_20_Link">Group Input<text:tab/>3</text:a></text:p>
          <text:p text:style-name="P9"><text:a xlink:type="simple" xlink:href="#__RefHeading___Toc412_2197869120" text:style-name="Index_20_Link" text:visited-style-name="Index_20_Link">Group Output<text:tab/>3</text:a></text:p>
          <text:p text:style-name="P9"><text:a xlink:type="simple" xlink:href="#__RefHeading___Toc419_2197869120" text:style-name="Index_20_Link" text:visited-style-name="Index_20_Link">Toggle Edit Group<text:tab/>3</text:a></text:p>
          <text:p text:style-name="P9"><text:a xlink:type="simple" xlink:href="#__RefHeading___Toc664_2823488140" text:style-name="Index_20_Link" text:visited-style-name="Index_20_Link">Ungroup<text:tab/>3</text:a></text:p>
          <text:p text:style-name="P8"><text:a xlink:type="simple" xlink:href="#__RefHeading___Toc572_3727243811" text:style-name="Index_20_Link" text:visited-style-name="Index_20_Link">Relations tab - Layout Panel<text:tab/>3</text:a></text:p>
          <text:p text:style-name="P9"><text:a xlink:type="simple" xlink:href="#__RefHeading___Toc7047_3958101099" text:style-name="Index_20_Link" text:visited-style-name="Index_20_Link">Frame<text:tab/>3</text:a></text:p>
          <text:p text:style-name="P10"><text:a xlink:type="simple" xlink:href="#__RefHeading___Toc218_1082221010" text:style-name="Index_20_Link" text:visited-style-name="Index_20_Link">Adding and Removing Nodes<text:tab/>4</text:a></text:p>
          <text:p text:style-name="P10"><text:a xlink:type="simple" xlink:href="#__RefHeading___Toc220_1082221010" text:style-name="Index_20_Link" text:visited-style-name="Index_20_Link">Resizing Frame<text:tab/>4</text:a></text:p>
          <text:p text:style-name="P10"><text:a xlink:type="simple" xlink:href="#__RefHeading___Toc222_1082221010" text:style-name="Index_20_Link" text:visited-style-name="Index_20_Link">Label and Color<text:tab/>4</text:a></text:p>
          <text:p text:style-name="P9"><text:a xlink:type="simple" xlink:href="#__RefHeading___Toc7049_3958101099" text:style-name="Index_20_Link" text:visited-style-name="Index_20_Link">Reroute<text:tab/>4</text:a></text:p>
          <text:p text:style-name="P10"><text:a xlink:type="simple" xlink:href="#__RefHeading___Toc7066_3958101099" text:style-name="Index_20_Link" text:visited-style-name="Index_20_Link">Move, Rotate, Scale<text:tab/>5</text:a></text:p>
        </text:index-body>
      </text:table-of-content>
      <text:p text:style-name="P36"/>
      <text:p text:style-name="P36"/>
      <table:table table:name="Tabelle1" table:style-name="Tabelle1">
        <table:table-column table:style-name="Tabelle1.A"/>
        <table:table-row table:style-name="TableLine1787324558976">
          <table:table-cell table:style-name="Tabelle1.A1" office:value-type="string">
            <text:h text:style-name="P26" text:outline-level="1"><text:bookmark-start text:name="__RefHeading___Toc570_3727243811"/>Relations tab<text:span text:style-name="T12"> - </text:span>Group Panel<text:bookmark-end text:name="__RefHeading___Toc570_3727243811"/></text:h>
          </table:table-cell>
        </table:table-row>
      </table:table>
      <text:p text:style-name="P40"/>
      <text:p text:style-name="P42"><draw:frame draw:style-name="fr1" draw:name="Bild13" text:anchor-type="paragraph" svg:y="0.039cm" svg:width="3.769cm" svg:height="4.05cm" draw:z-index="2"><draw:image xlink:href="Pictures/10000201000000DF000000EF98478A042F7EAAAA.png" xlink:type="simple" xlink:show="embed" xlink:actuate="onLoad" draw:mime-type="image/png"/></draw:frame>Node groups allows you to group different nodes of the material together to reduce the visual complexity.<text:span text:style-name="T13"> A node group acts like any other node. </text:span></text:p>
      <text:p text:style-name="P43">Material node groups should not include Input nodes<text:span text:style-name="T13">,</text:span> like Image nodes<text:span text:style-name="T13">, o</text:span>r Output nodes.</text:p>
      <text:p text:style-name="P43">If you include a source node in your group, you will end up having the source node appearing twice: once inside the group, and once outside the group in the new material node tree.</text:p>
      <text:p text:style-name="P43">If you include an output node in the group, there will not be an output socket available from the group!</text:p>
      <text:h text:style-name="P31" text:outline-level="2"><text:bookmark-start text:name="__RefHeading___Toc656_2823488140"/>Mak<text:span text:style-name="T14">e</text:span> Group<text:bookmark-end text:name="__RefHeading___Toc656_2823488140"/></text:h>
      <text:p text:style-name="P44">Groups the selected nodes together.</text:p>
      <text:p text:style-name="P44">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243cm" svg:y="0cm" svg:width="8.34cm" svg:height="4.11cm" draw:z-index="4"><draw:image xlink:href="Pictures/1000020100000335000001954CDD7CAA5314E32D.png" xlink:type="simple" xlink:show="embed" xlink:actuate="onLoad" draw:mime-type="image/png"/></draw:frame><draw:frame draw:style-name="fr3" draw:name="Bild2" text:anchor-type="paragraph" svg:x="9.317cm" svg:y="-0.145cm" svg:width="6.669cm" svg:height="3.66cm" draw:z-index="5"><draw:image xlink:href="Pictures/100002010000029100000168CE034977F6C98109.png" xlink:type="simple" xlink:show="embed" xlink:actuate="onLoad" draw:mime-type="image/png"/></draw:frame></text:h>
      <text:p text:style-name="P48"/>
      <text:p text:style-name="P48"/>
      <text:p text:style-name="P48"/>
      <text:p text:style-name="P45"><text:soft-page-break/>To exit the group edit mode press Tab key, or choose Toggle Edit Group menu item . That way you can also enter the Group Edit mode again.</text:p>
      <text:p text:style-name="P45"><draw:frame draw:style-name="fr4" draw:name="Bild3" text:anchor-type="paragraph" svg:y="0.533cm" svg:width="10.569cm" svg:height="6.301cm" draw:z-index="6"><draw:image xlink:href="Pictures/100002010000027000000174E659790CCD5EDD11.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draw:frame draw:style-name="fr1" draw:name="Bild5" text:anchor-type="paragraph" svg:y="0.12cm" svg:width="3.47cm" svg:height="2.611cm" draw:z-index="7"><draw:image xlink:href="Pictures/10000201000000CD0000009A8D1E8624C1E9E9F8.png" xlink:type="simple" xlink:show="embed" xlink:actuate="onLoad" draw:mime-type="image/png"/></draw:frame>There is a third way to enter the group edit mode. Click at the right upper icon of the group node.</text:p>
      <text:p text:style-name="P45"/>
      <text:p text:style-name="P45"><draw:frame draw:style-name="fr1" draw:name="Bild6" text:anchor-type="paragraph" svg:y="0.919cm" svg:width="3.649cm" svg:height="1.349cm" draw:z-index="8"><draw:image xlink:href="Pictures/10000201000000D8000000501F0878CE3E34541C.png" xlink:type="simple" xlink:show="embed" xlink:actuate="onLoad" draw:mime-type="image/png"/></draw:frame>A group can be further collapsed by clicking at the triangle button in the upper left corner.</text:p>
      <text:p text:style-name="P48"/>
      <text:p text:style-name="P48"><draw:frame draw:style-name="fr1" draw:name="Bild7" text:anchor-type="paragraph" svg:y="0.425cm" svg:width="7.819cm" svg:height="3.709cm" draw:z-index="9"><draw:image xlink:href="Pictures/10000201000001CE000000DB2552792B8339B935.png" xlink:type="simple" xlink:show="embed" xlink:actuate="onLoad" draw:mime-type="image/png"/></draw:frame></text:p>
      <text:p text:style-name="P45">The group can be renamed in the sidebar in the Item tab<text:span text:style-name="T14"> and in the Properties tab</text:span> in the Node panel<text:span text:style-name="T14">. </text:span></text:p>
      <text:p text:style-name="P45"/>
      <text:p text:style-name="P45"/>
      <text:p text:style-name="P45"/>
      <text:p text:style-name="P35"/>
      <text:h text:style-name="P31" text:outline-level="2"><text:bookmark-start text:name="__RefHeading___Toc658_2823488140"/>Group Insert<text:bookmark-end text:name="__RefHeading___Toc658_2823488140"/></text:h>
      <text:p text:style-name="P48">Inserts the selected node into the selected group.</text:p>
      <text:h text:style-name="P33" text:outline-level="3"><text:bookmark-start text:name="__RefHeading___Toc660_2823488140"/>Usage<text:bookmark-end text:name="__RefHeading___Toc660_2823488140"/></text:h>
      <text:p text:style-name="P48">Select the node.</text:p>
      <text:p text:style-name="P48">Hold down shift, and select the group.</text:p>
      <text:p text:style-name="P48">Click the Group Insert button. The node will now be part of the group, and you will land in group edit mode. Press tab to exit the gr<text:span text:style-name="T12">oup ed</text:span>it mode.</text:p>
      <text:p text:style-name="P35"/>
      <text:h text:style-name="P31" text:outline-level="2"><draw:frame draw:style-name="fr1"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text:soft-page-break/>Group Input<text:bookmark-end text:name="__RefHeading___Toc410_2197869120"/></text:h>
      <text:p text:style-name="P46">Adds a group input node.</text:p>
      <text:p text:style-name="P46"/>
      <text:h text:style-name="P31" text:outline-level="2"><draw:frame draw:style-name="fr1"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46">Adds a group output node.</text:p>
      <text:p text:style-name="P34"/>
      <text:h text:style-name="P31" text:outline-level="2"><text:bookmark-start text:name="__RefHeading___Toc419_2197869120"/>Toggle Edit Group<text:bookmark-end text:name="__RefHeading___Toc419_2197869120"/></text:h>
      <text:p text:style-name="P37">Enter or exit the edit group mode.</text:p>
      <text:h text:style-name="P31" text:outline-level="2"><text:bookmark-start text:name="__RefHeading___Toc664_2823488140"/>Ungroup<text:bookmark-end text:name="__RefHeading___Toc664_2823488140"/></text:h>
      <text:p text:style-name="P45">Ungroups an existing group. You need to be outside of the group edit mode.</text:p>
      <text:p text:style-name="P38"/>
      <table:table table:name="Tabelle2" table:style-name="Tabelle2">
        <table:table-column table:style-name="Tabelle2.A"/>
        <table:table-row table:style-name="TableLine1787324569584">
          <table:table-cell table:style-name="Tabelle2.A1" office:value-type="string">
            <text:h text:style-name="P28" text:outline-level="1"><text:bookmark-start text:name="__RefHeading___Toc572_3727243811"/><text:span text:style-name="T9">Relations tab</text:span><text:span text:style-name="T11"> - </text:span><text:span text:style-name="T9">L</text:span><text:span text:style-name="T11">ayout </text:span><text:span text:style-name="T10">P</text:span><text:span text:style-name="T11">anel</text:span><text:bookmark-end text:name="__RefHeading___Toc572_3727243811"/></text:h>
          </table:table-cell>
        </table:table-row>
      </table:table>
      <text:p text:style-name="P39"><draw:frame draw:style-name="fr1" draw:name="Bild39" text:anchor-type="paragraph" svg:y="0.393cm" svg:width="3.401cm" svg:height="1.61cm" draw:z-index="3"><draw:image xlink:href="Pictures/10000201000000C90000005FED1B25E341EE1D31.png" xlink:type="simple" xlink:show="embed" xlink:actuate="onLoad" draw:mime-type="image/png"/></draw:frame></text:p>
      <text:p text:style-name="P48">These nodes helps organizing the node layout.</text:p>
      <text:h text:style-name="P31" text:outline-level="2"><text:bookmark-start text:name="__RefHeading___Toc7047_3958101099"/>Frame<text:bookmark-end text:name="__RefHeading___Toc7047_3958101099"/></text:h>
      <text:p text:style-name="P48"><draw:frame draw:style-name="fr1"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48"><draw:a xlink:type="simple" xlink:href="../../bfa%20manual/0000%20-%20bearbeiten/_images/composite_node_layout_frame.png"><draw:frame draw:style-name="fr5"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P48"/>
      <text:h text:style-name="P33" text:outline-level="3"><draw:frame draw:style-name="fr1" draw:name="Bild9" text:anchor-type="paragraph" svg:y="0.386cm" svg:width="4.249cm" svg:height="5.241cm" draw:z-index="12"><draw:image xlink:href="Pictures/10000000000000F100000129A9A3F090673A4B0C.jpg" xlink:type="simple" xlink:show="embed" xlink:actuate="onLoad" draw:mime-type="image/jpeg"/></draw:frame><text:bookmark-start text:name="__RefHeading___Toc218_1082221010"/><text:soft-page-break/>Adding and Removing Nodes<text:bookmark-end text:name="__RefHeading___Toc218_1082221010"/></text:h>
      <text:p text:style-name="P48">Nodes can be added by simply dropping them onto the frame.<text:span text:style-name="T15"> Or with the Join in New Frame menu item in the Node menu.</text:span></text:p>
      <text:p text:style-name="P47">To remove a node from the frame use Remove from Frame.</text:p>
      <text:h text:style-name="P33" text:outline-level="3"><text:bookmark-start text:name="__RefHeading___Toc220_1082221010"/>Resizing Frame<text:bookmark-end text:name="__RefHeading___Toc220_1082221010"/></text:h>
      <text:p text:style-name="P48">When the Frame node is first placed in the node editor workspace <text:span text:style-name="T16">you can</text:span> resize<text:span text:style-name="T16"> it</text:span> by dragging one of the edges.</text:p>
      <text:p text:style-name="P48">Once a node is placed in the Frame, the Frame shrinks around <text:span text:style-name="T16">the nodes. You cannot resize it anymore with handlers. Just by dragging around the nodes inside of the frame. </text:span></text:p>
      <text:p text:style-name="P48"><draw:frame draw:style-name="fr1"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16">Item tab in the </text:span>Properties <text:span text:style-name="T16">panel. Then you can resize the frame again by dragging the edges.</text:span></text:p>
      <text:h text:style-name="P33" text:outline-level="3"><text:bookmark-start text:name="__RefHeading___Toc222_1082221010"/>Label and Color<text:bookmark-end text:name="__RefHeading___Toc222_1082221010"/></text:h>
      <text:p text:style-name="P47">You can change the name of a frame in the Node panel. And you can give it a custom color by checking the Color checkbox and adjusting the color then.</text:p>
      <text:p text:style-name="P35"/>
      <text:h text:style-name="P31" text:outline-level="2"><text:bookmark-start text:name="__RefHeading___Toc7049_3958101099"/>Reroute<text:bookmark-end text:name="__RefHeading___Toc7049_3958101099"/></text:h>
      <text:p text:style-name="P48"><text:span text:style-name="T17">Adds a reroute point that can be used to reroute connections</text:span>. <text:span text:style-name="T17">It allows just one input, but allows </text:span>multiple output connections.</text:p>
      <text:p text:style-name="P48"><text:span text:style-name="T18">To quickly add a Reroute node into an existing connection, hold </text:span><text:span text:style-name="Source_20_Text"><text:span text:style-name="T18">Shift</text:span></text:span><text:span text:style-name="T18"> and </text:span><text:span text:style-name="Source_20_Text"><text:span text:style-name="T18">Right Mouse</text:span></text:span><text:span text:style-name="Source_20_Text"><text:span text:style-name="T19"> and drag the mouse to cut through the link.</text:span></text:span><text:span text:style-name="T18"> </text:span><text:span text:style-name="T19">A new reroute node will be added.</text:span></text:p>
      <text:p text:style-name="P48"><draw:frame draw:style-name="fr3"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48"/>
      <text:p text:style-name="P48"/>
      <text:p text:style-name="P48"/>
      <text:p text:style-name="P48"/>
      <text:p text:style-name="P48"/>
      <text:p text:style-name="P41"><draw:frame draw:style-name="fr1"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48"/>
      <text:p text:style-name="P48"/>
      <text:p text:style-name="P48"/>
      <text:h text:style-name="P33" text:outline-level="3"><text:bookmark-start text:name="__RefHeading___Toc7066_3958101099"/><text:soft-page-break/>Mov<text:span text:style-name="T20">e, Rotate, Scale</text:span><text:bookmark-end text:name="__RefHeading___Toc7066_3958101099"/></text:h>
      <text:p text:style-name="P41"><draw:frame draw:style-name="fr1"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519eb"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14S</meta:editing-duration>
    <meta:editing-cycles>815</meta:editing-cycles>
    <meta:generator>LibreOffice/7.0.4.2$Windows_X86_64 LibreOffice_project/dcf040e67528d9187c66b2379df5ea4407429775</meta:generator>
    <dc:date>2021-05-14T11:53:48.950000000</dc:date>
    <meta:document-statistic meta:table-count="3" meta:image-count="19" meta:object-count="0" meta:page-count="5" meta:paragraph-count="65" meta:word-count="718" meta:character-count="3784" meta:non-whitespace-character-count="3125"/>
    <meta:template xlink:type="simple" xlink:actuate="onRequest" xlink:title="standard1cm" xlink:href="../../../AppData/Roaming/LibreOffice/4/user/template/standard1cm.ott" meta:date="2016-03-29T10:15:31.334000000"/>
  </office:meta>
</office:document-meta>
</file>